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800000071AE03ADF95D76E2F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435" officeooo:paragraph-rsid="00151435"/>
    </style:style>
    <style:style style:name="P2" style:family="paragraph" style:parent-style-name="Standard">
      <style:text-properties officeooo:rsid="00151435" officeooo:paragraph-rsid="00151435"/>
    </style:style>
    <style:style style:name="P3" style:family="paragraph" style:parent-style-name="Standard">
      <style:text-properties officeooo:rsid="00163a1f" officeooo:paragraph-rsid="00163a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 users password in raspberry pi</text:p>
      <text:p text:style-name="P1"><draw:frame draw:style-name="fr1" draw:name="Image1" text:anchor-type="paragraph" svg:x="0.4043in" svg:y="0.7665in" svg:width="3.75in" svg:height="1.1772in" draw:z-index="0"><draw:image xlink:href="Pictures/100002010000016800000071AE03ADF95D76E2F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New pass: 3128bib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6:05:07.143471638</meta:creation-date>
    <dc:date>2018-06-19T13:38:31.649014093</dc:date>
    <meta:editing-duration>PT5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" meta:word-count="9" meta:character-count="57" meta:non-whitespace-character-count="50"/>
  </office:meta>
</office:document-meta>
</file>